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450000009FB252DDC4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2cm" svg:height="3.937cm" svg:x="0.254cm" svg:y="0.254cm">
          <draw:image xlink:href="Pictures/20000002000001450000009FB252DDC4.eps" xlink:type="simple" xlink:show="embed" xlink:actuate="onLoad">
            <text:p/>
          </draw:image>
        </draw:frame>
        <draw:line draw:style-name="gr2" draw:text-style-name="P1" draw:layer="layout" svg:x1="1.397cm" svg:y1="0.254cm" svg:x2="1.397cm" svg:y2="2.0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5T14:22:37</dc:date>
    <dc:creator>kkk </dc:creator>
    <meta:document-statistic meta:object-count="2"/>
    <meta:generator>LibreOffice/3.3$Linux LibreOffice_project/330m19$Build-401</meta:generator>
  </office:meta>
</office:document-meta>
</file>